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6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385.85pt"/>
    </style:style>
    <style:style style:name="co5" style:family="table-column">
      <style:table-column-properties fo:break-before="auto" style:column-width="263.34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3.108556200717" calcext:value-type="float">
            <text:p>163.1085562007</text:p>
          </table:table-cell>
          <table:table-cell office:value-type="float" office:value="2554.89768951978" calcext:value-type="float">
            <text:p>2554.8976895198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3.387978293209" calcext:value-type="float">
            <text:p>163.3879782932</text:p>
          </table:table-cell>
          <table:table-cell office:value-type="float" office:value="2554.89768951978" calcext:value-type="float">
            <text:p>2554.8976895198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9.385787351379" calcext:value-type="float">
            <text:p>159.3857873514</text:p>
          </table:table-cell>
          <table:table-cell office:value-type="float" office:value="2545.42341112214" calcext:value-type="float">
            <text:p>2545.423411122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8.703668766315" calcext:value-type="float">
            <text:p>158.7036687663</text:p>
          </table:table-cell>
          <table:table-cell office:value-type="float" office:value="2545.42341112214" calcext:value-type="float">
            <text:p>2545.423411122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0.463654146428" calcext:value-type="float">
            <text:p>140.4636541464</text:p>
          </table:table-cell>
          <table:table-cell office:value-type="float" office:value="2448.23789346247" calcext:value-type="float">
            <text:p>2448.2378934625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0.047456918179" calcext:value-type="float">
            <text:p>140.0474569182</text:p>
          </table:table-cell>
          <table:table-cell office:value-type="float" office:value="2448.23789346247" calcext:value-type="float">
            <text:p>2448.2378934625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.268780853205" calcext:value-type="float">
            <text:p>140.2687808532</text:p>
          </table:table-cell>
          <table:table-cell office:value-type="float" office:value="2369.12481834215" calcext:value-type="float">
            <text:p>2369.124818342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518.5" calcext:value-type="float">
            <text:p>518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9.835509688826" calcext:value-type="float">
            <text:p>139.8355096888</text:p>
          </table:table-cell>
          <table:table-cell office:value-type="float" office:value="2369.12481834215" calcext:value-type="float">
            <text:p>2369.124818342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518.5" calcext:value-type="float">
            <text:p>518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2.572123419362" calcext:value-type="float">
            <text:p>142.5721234194</text:p>
          </table:table-cell>
          <table:table-cell office:value-type="float" office:value="2327.09440450141" calcext:value-type="float">
            <text:p>2327.0944045014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565.5" calcext:value-type="float">
            <text:p>565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0.225868426211" calcext:value-type="float">
            <text:p>140.2258684262</text:p>
          </table:table-cell>
          <table:table-cell office:value-type="float" office:value="2210.78068137824" calcext:value-type="float">
            <text:p>2210.780681378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525" calcext:value-type="float">
            <text:p>5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0.782178350042" calcext:value-type="float">
            <text:p>140.78217835</text:p>
          </table:table-cell>
          <table:table-cell office:value-type="float" office:value="2068.16074402638" calcext:value-type="float">
            <text:p>2068.1607440264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0.575721313417" calcext:value-type="float">
            <text:p>140.5757213134</text:p>
          </table:table-cell>
          <table:table-cell office:value-type="float" office:value="2068.16074402638" calcext:value-type="float">
            <text:p>2068.1607440264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.402677532733" calcext:value-type="float">
            <text:p>145.4026775327</text:p>
          </table:table-cell>
          <table:table-cell office:value-type="float" office:value="1843.78302489654" calcext:value-type="float">
            <text:p>1843.7830248966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.473225444097" calcext:value-type="float">
            <text:p>145.4732254441</text:p>
          </table:table-cell>
          <table:table-cell office:value-type="float" office:value="1843.78302489654" calcext:value-type="float">
            <text:p>1843.7830248966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.474195052882" calcext:value-type="float">
            <text:p>145.4741950529</text:p>
          </table:table-cell>
          <table:table-cell office:value-type="float" office:value="1810.27715428277" calcext:value-type="float">
            <text:p>1810.2771542828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.525286677212" calcext:value-type="float">
            <text:p>145.5252866772</text:p>
          </table:table-cell>
          <table:table-cell office:value-type="float" office:value="1810.27715428277" calcext:value-type="float">
            <text:p>1810.2771542828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4.365681616615" calcext:value-type="float">
            <text:p>134.3656816166</text:p>
          </table:table-cell>
          <table:table-cell office:value-type="float" office:value="1803.10528899513" calcext:value-type="float">
            <text:p>1803.1052889951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567.5" calcext:value-type="float">
            <text:p>567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.805991850793" calcext:value-type="float">
            <text:p>134.8059918508</text:p>
          </table:table-cell>
          <table:table-cell office:value-type="float" office:value="1802.24445965603" calcext:value-type="float">
            <text:p>1802.244459656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566.5" calcext:value-type="float">
            <text:p>566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.103193390007" calcext:value-type="float">
            <text:p>134.10319339</text:p>
          </table:table-cell>
          <table:table-cell office:value-type="float" office:value="1796.14803989738" calcext:value-type="float">
            <text:p>1796.1480398974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.699347577447" calcext:value-type="float">
            <text:p>144.6993475774</text:p>
          </table:table-cell>
          <table:table-cell office:value-type="float" office:value="1784.29970200778" calcext:value-type="float">
            <text:p>1784.299702007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.931088930058" calcext:value-type="float">
            <text:p>144.9310889301</text:p>
          </table:table-cell>
          <table:table-cell office:value-type="float" office:value="1784.29970200778" calcext:value-type="float">
            <text:p>1784.299702007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.515222283644" calcext:value-type="float">
            <text:p>144.5152222836</text:p>
          </table:table-cell>
          <table:table-cell office:value-type="float" office:value="1774.05097955333" calcext:value-type="float">
            <text:p>1774.050979553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.595384214479" calcext:value-type="float">
            <text:p>144.5953842145</text:p>
          </table:table-cell>
          <table:table-cell office:value-type="float" office:value="1774.05097955333" calcext:value-type="float">
            <text:p>1774.050979553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3.789286063229" calcext:value-type="float">
            <text:p>133.7892860632</text:p>
          </table:table-cell>
          <table:table-cell office:value-type="float" office:value="1705.83906206788" calcext:value-type="float">
            <text:p>1705.839062067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.089195940298" calcext:value-type="float">
            <text:p>134.0891959403</text:p>
          </table:table-cell>
          <table:table-cell office:value-type="float" office:value="1703.58759873774" calcext:value-type="float">
            <text:p>1703.587598737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545" calcext:value-type="float">
            <text:p>545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.853635114516" calcext:value-type="float">
            <text:p>130.8536351145</text:p>
          </table:table-cell>
          <table:table-cell office:value-type="float" office:value="938.757791496565" calcext:value-type="float">
            <text:p>938.7577914966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.224130631366" calcext:value-type="float">
            <text:p>133.2241306314</text:p>
          </table:table-cell>
          <table:table-cell office:value-type="float" office:value="850.509963338504" calcext:value-type="float">
            <text:p>850.509963338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.188751442322" calcext:value-type="float">
            <text:p>133.1887514423</text:p>
          </table:table-cell>
          <table:table-cell office:value-type="float" office:value="826.723675970657" calcext:value-type="float">
            <text:p>826.7236759707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.093126680003" calcext:value-type="float">
            <text:p>133.09312668</text:p>
          </table:table-cell>
          <table:table-cell office:value-type="float" office:value="825.581202856952" calcext:value-type="float">
            <text:p>825.58120285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599.5" calcext:value-type="float">
            <text:p>599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2.835585542161" calcext:value-type="float">
            <text:p>132.8355855422</text:p>
          </table:table-cell>
          <table:table-cell office:value-type="float" office:value="821.258036900369" calcext:value-type="float">
            <text:p>821.258036900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0.239728565817" calcext:value-type="float">
            <text:p>130.2397285658</text:p>
          </table:table-cell>
          <table:table-cell office:value-type="float" office:value="820.670036694443" calcext:value-type="float">
            <text:p>820.670036694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602.5" calcext:value-type="float">
            <text:p>60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0.415327730665" calcext:value-type="float">
            <text:p>130.4153277307</text:p>
          </table:table-cell>
          <table:table-cell office:value-type="float" office:value="808.962698536455" calcext:value-type="float">
            <text:p>808.962698536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3.63334454763" calcext:value-type="float">
            <text:p>133.6333445476</text:p>
          </table:table-cell>
          <table:table-cell office:value-type="float" office:value="796.627952755906" calcext:value-type="float">
            <text:p>796.6279527559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3.903741311819" calcext:value-type="float">
            <text:p>133.9037413118</text:p>
          </table:table-cell>
          <table:table-cell office:value-type="float" office:value="795.711075097847" calcext:value-type="float">
            <text:p>795.7110750978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367489501848" calcext:value-type="float">
            <text:p>130.3674895018</text:p>
          </table:table-cell>
          <table:table-cell office:value-type="float" office:value="793.539936329452" calcext:value-type="float">
            <text:p>793.5399363295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0.410584296933" calcext:value-type="float">
            <text:p>130.4105842969</text:p>
          </table:table-cell>
          <table:table-cell office:value-type="float" office:value="782.562483759343" calcext:value-type="float">
            <text:p>782.5624837593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.633389459612" calcext:value-type="float">
            <text:p>133.6333894596</text:p>
          </table:table-cell>
          <table:table-cell office:value-type="float" office:value="776.496353815492" calcext:value-type="float">
            <text:p>776.4963538155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5.71042734848" calcext:value-type="float">
            <text:p>135.7104273485</text:p>
          </table:table-cell>
          <table:table-cell office:value-type="float" office:value="768.539682910132" calcext:value-type="float">
            <text:p>768.5396829101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837.5" calcext:value-type="float">
            <text:p>837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.72918057278" calcext:value-type="float">
            <text:p>133.7291805728</text:p>
          </table:table-cell>
          <table:table-cell office:value-type="float" office:value="756.357956779203" calcext:value-type="float">
            <text:p>756.357956779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862.5" calcext:value-type="float">
            <text:p>862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3.863911077329" calcext:value-type="float">
            <text:p>133.8639110773</text:p>
          </table:table-cell>
          <table:table-cell office:value-type="float" office:value="729.425395785055" calcext:value-type="float">
            <text:p>729.4253957851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893.5" calcext:value-type="float">
            <text:p>893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089014619243" calcext:value-type="float">
            <text:p>134.0890146192</text:p>
          </table:table-cell>
          <table:table-cell office:value-type="float" office:value="713.312278857944" calcext:value-type="float">
            <text:p>713.312278857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.797147864771" calcext:value-type="float">
            <text:p>133.7971478648</text:p>
          </table:table-cell>
          <table:table-cell office:value-type="float" office:value="710.137617909597" calcext:value-type="float">
            <text:p>710.1376179096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883.5" calcext:value-type="float">
            <text:p>883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.278463178514" calcext:value-type="float">
            <text:p>133.2784631785</text:p>
          </table:table-cell>
          <table:table-cell office:value-type="float" office:value="310.611084385648" calcext:value-type="float">
            <text:p>310.6110843856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2.821433151294" calcext:value-type="float">
            <text:p>132.8214331513</text:p>
          </table:table-cell>
          <table:table-cell office:value-type="float" office:value="308.829654259321" calcext:value-type="float">
            <text:p>308.8296542593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0.688530664631" calcext:value-type="float">
            <text:p>130.6885306646</text:p>
          </table:table-cell>
          <table:table-cell office:value-type="float" office:value="234.070462213225" calcext:value-type="float">
            <text:p>234.0704622132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.256353611119" calcext:value-type="float">
            <text:p>133.2563536111</text:p>
          </table:table-cell>
          <table:table-cell office:value-type="float" office:value="229.097686044834" calcext:value-type="float">
            <text:p>229.0976860448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119.5" calcext:value-type="float">
            <text:p>1119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2.833186504569" calcext:value-type="float">
            <text:p>132.8331865046</text:p>
          </table:table-cell>
          <table:table-cell office:value-type="float" office:value="229.008200228956" calcext:value-type="float">
            <text:p>229.008200229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2.547901993687" calcext:value-type="float">
            <text:p>132.5479019937</text:p>
          </table:table-cell>
          <table:table-cell office:value-type="float" office:value="225.149045643353" calcext:value-type="float">
            <text:p>225.1490456434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1.105849730904" calcext:value-type="float">
            <text:p>131.1058497309</text:p>
          </table:table-cell>
          <table:table-cell office:value-type="float" office:value="221.730489986249" calcext:value-type="float">
            <text:p>221.730489986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1.257254787852" calcext:value-type="float">
            <text:p>131.2572547879</text:p>
          </table:table-cell>
          <table:table-cell office:value-type="float" office:value="219.449210629295" calcext:value-type="float">
            <text:p>219.449210629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727.5" calcext:value-type="float">
            <text:p>727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.26072768097" calcext:value-type="float">
            <text:p>104.260727681</text:p>
          </table:table-cell>
          <table:table-cell office:value-type="float" office:value="215.981623931624" calcext:value-type="float">
            <text:p>215.9816239316</text:p>
          </table:table-cell>
          <table:table-cell office:value-type="string" calcext:value-type="string">
            <text:p>[('sift', {'sigma': 2.5, 'nOctaveLayers': 3, 'edgeThreshold': 2, 'contrastThreshold': 0.1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.142265831166" calcext:value-type="float">
            <text:p>129.1422658312</text:p>
          </table:table-cell>
          <table:table-cell office:value-type="float" office:value="215.297706886574" calcext:value-type="float">
            <text:p>215.297706886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.304345481592" calcext:value-type="float">
            <text:p>133.3043454816</text:p>
          </table:table-cell>
          <table:table-cell office:value-type="float" office:value="215.021095918229" calcext:value-type="float">
            <text:p>215.0210959182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.023672024758" calcext:value-type="float">
            <text:p>131.0236720248</text:p>
          </table:table-cell>
          <table:table-cell office:value-type="float" office:value="193.522511071019" calcext:value-type="float">
            <text:p>193.52251107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.785594078741" calcext:value-type="float">
            <text:p>130.7855940787</text:p>
          </table:table-cell>
          <table:table-cell office:value-type="float" office:value="193.05059287123" calcext:value-type="float">
            <text:p>193.050592871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.124408202382" calcext:value-type="float">
            <text:p>131.1244082024</text:p>
          </table:table-cell>
          <table:table-cell office:value-type="float" office:value="192.473263414275" calcext:value-type="float">
            <text:p>192.473263414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743.5" calcext:value-type="float">
            <text:p>74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1.287713597843" calcext:value-type="float">
            <text:p>131.2877135978</text:p>
          </table:table-cell>
          <table:table-cell office:value-type="float" office:value="190.152324158962" calcext:value-type="float">
            <text:p>190.15232415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9.393948218865" calcext:value-type="float">
            <text:p>129.3939482189</text:p>
          </table:table-cell>
          <table:table-cell office:value-type="float" office:value="187.601992380896" calcext:value-type="float">
            <text:p>187.601992380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.756492189481" calcext:value-type="float">
            <text:p>128.7564921895</text:p>
          </table:table-cell>
          <table:table-cell office:value-type="float" office:value="187.500192187474" calcext:value-type="float">
            <text:p>187.500192187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707.5" calcext:value-type="float">
            <text:p>707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0.785507399063" calcext:value-type="float">
            <text:p>130.7855073991</text:p>
          </table:table-cell>
          <table:table-cell office:value-type="float" office:value="184.291564661936" calcext:value-type="float">
            <text:p>184.2915646619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1068.5" calcext:value-type="float">
            <text:p>1068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.558038714055" calcext:value-type="float">
            <text:p>130.5580387141</text:p>
          </table:table-cell>
          <table:table-cell office:value-type="float" office:value="182.118395070061" calcext:value-type="float">
            <text:p>182.1183950701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1078.5" calcext:value-type="float">
            <text:p>107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3:26:13.807497865</dc:date>
    <meta:editing-duration>PT3M18S</meta:editing-duration>
    <meta:editing-cycles>1</meta:editing-cycles>
    <meta:document-statistic meta:table-count="1" meta:cell-count="371" meta:object-count="0"/>
    <meta:generator>LibreOffice/5.1.6.2$Linux_X86_64 LibreOffice_project/10m0$Build-2</meta:generator>
  </office:meta>
</office:document-meta>
</file>